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1.2cm"/>
    </style:style>
    <style:style style:name="gr3" style:family="graphic" style:parent-style-name="objectwithoutfill">
      <style:graphic-properties svg:stroke-color="#000000" draw:fill="none" draw:fill-color="#ffffff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6.656cm"/>
    </style:style>
    <style:style style:name="gr5" style:family="graphic" style:parent-style-name="standard">
      <style:graphic-properties svg:stroke-color="#000000" draw:fill="solid" draw:fill-color="#c0c0c0" draw:textarea-horizontal-align="justify" draw:textarea-vertical-align="middle" draw:auto-grow-height="false"/>
    </style:style>
    <style:style style:name="gr6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8.4cm" svg:height="9.1cm" svg:x="2cm" svg:y="2.4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3.6cm" svg:height="1.45cm" svg:x="1.9cm" svg:y="2.35cm">
          <draw:text-box>
            <text:p>RunOff</text:p>
          </draw:text-box>
        </draw:frame>
        <draw:line draw:style-name="gr3" draw:text-style-name="P1" draw:layer="layout" svg:x1="2.3cm" svg:y1="3.3cm" svg:x2="9.9cm" svg:y2="3.3cm">
          <text:p/>
        </draw:line>
        <draw:frame draw:style-name="gr4" draw:text-style-name="P2" draw:layer="layout" svg:width="7.256cm" svg:height="0.725cm" svg:x="2.1cm" svg:y="3.275cm">
          <draw:text-box>
            <text:p><text:span text:style-name="T1">My Routes</text:span><text:span text:style-name="T2"> <text:s text:c="2"/></text:span><text:span text:style-name="T1">Route Planner</text:span><text:span text:style-name="T2"> <text:s text:c="2"/></text:span><text:span text:style-name="T1">Logout</text:span></text:p>
          </draw:text-box>
        </draw:frame>
        <draw:line draw:style-name="gr3" draw:text-style-name="P1" draw:layer="layout" svg:x1="2.3cm" svg:y1="3.9cm" svg:x2="9.9cm" svg:y2="3.9cm">
          <text:p/>
        </draw:line>
        <draw:custom-shape draw:style-name="gr5" draw:text-style-name="P3" draw:layer="layout" svg:width="4.5cm" svg:height="5.1cm" svg:x="2.4cm" svg:y="5.6cm">
          <text:p text:style-name="P3"><text:span text:style-name="T3">Map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7.6cm" svg:height="0.7cm" svg:x="2.4cm" svg:y="4.6cm">
          <text:p text:style-name="P1"><text:span text:style-name="T3">Route options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.8cm" svg:height="5.1cm" svg:x="7.2cm" svg:y="5.6cm">
          <text:p text:style-name="P1"><text:span text:style-name="T3">Route Info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a" fo:country="DK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4-10T00:03:46.65</meta:creation-date>
    <dc:date>2014-04-10T00:15:36.74</dc:date>
    <meta:editing-duration>P0D</meta:editing-duration>
    <meta:editing-cycles>1</meta:editing-cycles>
    <meta:document-statistic meta:object-count="8"/>
    <meta:generator>LibreOffice/4.0.0.3$Windows_x86 LibreOffice_project/7545bee9c2a0782548772a21bc84a9dcc583b89</meta:generator>
  </office:meta>
</office:document-meta>
</file>